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86c6" officeooo:paragraph-rsid="001f86c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fa655" officeooo:paragraph-rsid="001fa65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fa655" officeooo:paragraph-rsid="001fa65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335e" officeooo:paragraph-rsid="0020335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0c9" style:font-weight-asian="normal" style:font-weight-complex="normal"/>
    </style:style>
    <style:style style:name="T3" style:family="text">
      <style:text-properties fo:font-weight="normal" officeooo:rsid="00217599" style:font-weight-asian="normal" style:font-weight-complex="normal"/>
    </style:style>
    <style:style style:name="T4" style:family="text">
      <style:text-properties fo:font-weight="normal" officeooo:rsid="0022fe6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</text:p>
      <text:p text:style-name="P1"/>
      <text:p text:style-name="P2">Tema 1</text:p>
      <text:p text:style-name="P3"/>
      <text:p text:style-name="P4">Leyes de Gestalt: <text:span text:style-name="T1">Teoría que propone que lo que vemos pasa por un proceso de reestructuración en nuestro cerebro. Encontramos:</text:span></text:p>
      <text:p text:style-name="P4"><text:span text:style-name="T1"/></text:p>
      <text:p text:style-name="P4"><text:span text:style-name="T1">- Ley de proximidad</text:span></text:p>
      <text:p text:style-name="P4"><text:span text:style-name="T1">- Ley de la similitud</text:span></text:p>
      <text:p text:style-name="P4"><text:span text:style-name="T1">- Ley de la buena continuidad</text:span></text:p>
      <text:p text:style-name="P4"><text:span text:style-name="T1">- Ley del movimiento común o ley de la buena dirección</text:span></text:p>
      <text:p text:style-name="P4"><text:span text:style-name="T1">- Ley de la experiencia</text:span></text:p>
      <text:p text:style-name="P4"><text:span text:style-name="T1">- Ley del contraste</text:span></text:p>
      <text:p text:style-name="P4"><text:span text:style-name="T1">- </text:span><text:span text:style-name="T2">Ley de clausura o cierre</text:span></text:p>
      <text:p text:style-name="P4"><text:span text:style-name="T2">- </text:span><text:span text:style-name="T3">Ley de la inclusividad</text:span></text:p>
      <text:p text:style-name="P4"><text:span text:style-name="T3">- </text:span><text:span text:style-name="T4">Ley de simería</text:span></text:p>
      <text:p text:style-name="P4"><text:span text:style-name="T4">- Ley de la pregnanci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0:40:48.871000000</meta:creation-date>
    <dc:date>2024-09-30T10:29:49.884000000</dc:date>
    <meta:editing-duration>PT2H1M13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3" meta:word-count="78" meta:character-count="394" meta:non-whitespace-character-count="329"/>
  </office:meta>
</office:document-meta>
</file>